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break-before="auto" fo:break-after="auto" fo:padding="0in" fo:border="none"/>
    </style:style>
    <style:style style:name="P2" style:family="paragraph" style:parent-style-name="Standard">
      <style:paragraph-properties fo:text-align="justify" style:justify-single-word="false" fo:break-before="auto" fo:break-after="auto" fo:padding="0in" fo:border="none"/>
      <style:text-properties fo:background-color="#f4cccc"/>
    </style:style>
    <style:style style:name="P3" style:family="paragraph" style:parent-style-name="Standard">
      <style:paragraph-properties fo:text-align="justify" style:justify-single-word="false" fo:break-before="auto" fo:break-after="auto" fo:padding="0in" fo:border="none"/>
      <style:text-properties style:font-name="Courier New" style:font-name-asian="Courier New1" style:font-name-complex="Courier New1"/>
    </style:style>
    <style:style style:name="P4" style:family="paragraph" style:parent-style-name="Standard" style:list-style-name="WWNum11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5" style:family="paragraph" style:parent-style-name="Standard" style:list-style-name="WWNum21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6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7" style:family="paragraph" style:parent-style-name="Standard" style:list-style-name="WWNum29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8" style:family="paragraph" style:parent-style-name="Standard" style:list-style-name="WWNum12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9" style:family="paragraph" style:parent-style-name="Standard" style:list-style-name="WWNum15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10" style:family="paragraph" style:parent-style-name="Standard" style:list-style-name="WWNum18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11" style:family="paragraph" style:parent-style-name="Standard" style:list-style-name="WWNum23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12" style:family="paragraph" style:parent-style-name="Standard" style:list-style-name="WWNum13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13" style:family="paragraph" style:parent-style-name="Standard" style:list-style-name="WWNum22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14" style:family="paragraph" style:parent-style-name="Standard" style:list-style-name="WWNum16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15" style:family="paragraph" style:parent-style-name="Standard" style:list-style-name="WWNum9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16" style:family="paragraph" style:parent-style-name="Standard" style:list-style-name="WWNum27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17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18" style:family="paragraph" style:parent-style-name="Standard" style:list-style-name="WWNum14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19" style:family="paragraph" style:parent-style-name="Standard" style:list-style-name="WWNum19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20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21" style:family="paragraph" style:parent-style-name="Standard" style:list-style-name="WWNum30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22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23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24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25" style:family="paragraph" style:parent-style-name="Standard" style:list-style-name="WWNum8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26" style:family="paragraph" style:parent-style-name="Standard" style:list-style-name="WWNum20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27" style:family="paragraph" style:parent-style-name="Standard" style:list-style-name="WWNum10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28" style:family="paragraph" style:parent-style-name="Standard" style:list-style-name="WWNum26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29" style:family="paragraph" style:parent-style-name="Standard" style:list-style-name="WWNum28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30" style:family="paragraph" style:parent-style-name="Standard" style:list-style-name="WWNum17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31" style:family="paragraph" style:parent-style-name="Standard" style:list-style-name="WWNum25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32" style:family="paragraph" style:parent-style-name="Standard" style:list-style-name="WWNum6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33" style:family="paragraph" style:parent-style-name="Standard" style:list-style-name="WWNum24">
      <style:paragraph-properties fo:margin-left="1in" fo:margin-right="0in" fo:text-align="justify" style:justify-single-word="false" fo:text-indent="-0.25in" style:auto-text-indent="false" fo:break-before="auto" fo:break-after="auto" fo:padding="0in" fo:border="none"/>
    </style:style>
    <style:style style:name="P34" style:family="paragraph" style:parent-style-name="Standard" style:list-style-name="WWNum16">
      <style:paragraph-properties fo:margin-left="1in" fo:margin-right="0in" fo:text-align="justify" style:justify-single-word="false" fo:text-indent="-0.25in" style:auto-text-indent="false" fo:break-before="auto" fo:break-after="auto" fo:padding="0in" fo:border="none"/>
    </style:style>
    <style:style style:name="P35" style:family="paragraph" style:parent-style-name="Standard" style:list-style-name="WWNum9">
      <style:paragraph-properties fo:margin-left="1in" fo:margin-right="0in" fo:text-align="justify" style:justify-single-word="false" fo:text-indent="-0.25in" style:auto-text-indent="false" fo:break-before="auto" fo:break-after="auto" fo:padding="0in" fo:border="none"/>
    </style:style>
    <style:style style:name="P36" style:family="paragraph" style:parent-style-name="Standard" style:list-style-name="WWNum27">
      <style:paragraph-properties fo:margin-left="1in" fo:margin-right="0in" fo:text-align="justify" style:justify-single-word="false" fo:text-indent="-0.25in" style:auto-text-indent="false" fo:break-before="auto" fo:break-after="auto" fo:padding="0in" fo:border="none"/>
    </style:style>
    <style:style style:name="P37" style:family="paragraph" style:parent-style-name="Standard" style:list-style-name="WWNum4">
      <style:paragraph-properties fo:margin-left="1in" fo:margin-right="0in" fo:text-align="justify" style:justify-single-word="false" fo:text-indent="-0.25in" style:auto-text-indent="false" fo:break-before="auto" fo:break-after="auto" fo:padding="0in" fo:border="none"/>
    </style:style>
    <style:style style:name="P38" style:family="paragraph" style:parent-style-name="Standard" style:list-style-name="WWNum14">
      <style:paragraph-properties fo:margin-left="1in" fo:margin-right="0in" fo:text-align="justify" style:justify-single-word="false" fo:text-indent="-0.25in" style:auto-text-indent="false" fo:break-before="auto" fo:break-after="auto" fo:padding="0in" fo:border="none"/>
    </style:style>
    <style:style style:name="P39" style:family="paragraph" style:parent-style-name="Standard" style:list-style-name="WWNum19">
      <style:paragraph-properties fo:margin-left="1in" fo:margin-right="0in" fo:text-align="justify" style:justify-single-word="false" fo:text-indent="-0.25in" style:auto-text-indent="false" fo:break-before="auto" fo:break-after="auto" fo:padding="0in" fo:border="none"/>
    </style:style>
    <style:style style:name="P40" style:family="paragraph" style:parent-style-name="Standard" style:list-style-name="WWNum30">
      <style:paragraph-properties fo:margin-left="1in" fo:margin-right="0in" fo:text-align="justify" style:justify-single-word="false" fo:text-indent="-0.25in" style:auto-text-indent="false" fo:break-before="auto" fo:break-after="auto" fo:padding="0in" fo:border="none"/>
    </style:style>
    <style:style style:name="P41" style:family="paragraph" style:parent-style-name="Standard" style:list-style-name="WWNum5">
      <style:paragraph-properties fo:margin-left="1in" fo:margin-right="0in" fo:text-align="justify" style:justify-single-word="false" fo:text-indent="-0.25in" style:auto-text-indent="false" fo:break-before="auto" fo:break-after="auto" fo:padding="0in" fo:border="none"/>
    </style:style>
    <style:style style:name="P42" style:family="paragraph" style:parent-style-name="Standard" style:list-style-name="WWNum8">
      <style:paragraph-properties fo:margin-left="1in" fo:margin-right="0in" fo:text-align="justify" style:justify-single-word="false" fo:text-indent="-0.25in" style:auto-text-indent="false" fo:break-before="auto" fo:break-after="auto" fo:padding="0in" fo:border="none"/>
    </style:style>
    <style:style style:name="P43" style:family="paragraph" style:parent-style-name="Standard">
      <style:paragraph-properties fo:margin-left="0.5in" fo:margin-right="0in" fo:text-align="justify" style:justify-single-word="false" fo:text-indent="0.5in" style:auto-text-indent="false" fo:break-before="auto" fo:break-after="auto" fo:padding="0in" fo:border="none"/>
    </style:style>
    <style:style style:name="P44" style:family="paragraph" style:parent-style-name="Standard">
      <style:paragraph-properties fo:margin-left="0.5in" fo:margin-right="0in" fo:text-align="justify" style:justify-single-word="false" fo:text-indent="0.5in" style:auto-text-indent="false" fo:break-before="auto" fo:break-after="auto" fo:padding="0in" fo:border="none"/>
      <style:text-properties fo:background-color="#ffe599"/>
    </style:style>
    <style:style style:name="P45" style:family="paragraph" style:parent-style-name="Standard">
      <style:paragraph-properties fo:margin-left="0.5in" fo:margin-right="0in" fo:text-align="justify" style:justify-single-word="false" fo:text-indent="0in" style:auto-text-indent="false" fo:break-before="auto" fo:break-after="auto" fo:padding="0in" fo:border="none"/>
    </style:style>
    <style:style style:name="P46" style:family="paragraph" style:parent-style-name="Standard">
      <style:paragraph-properties fo:margin-left="1in" fo:margin-right="0in" fo:text-align="justify" style:justify-single-word="false" fo:text-indent="0in" style:auto-text-indent="false" fo:break-before="auto" fo:break-after="auto" fo:padding="0in" fo:border="none"/>
    </style:style>
    <style:style style:name="P47" style:family="paragraph" style:parent-style-name="Standard">
      <style:paragraph-properties fo:margin-left="1in" fo:margin-right="0in" fo:text-align="justify" style:justify-single-word="false" fo:text-indent="0in" style:auto-text-indent="false" fo:break-before="auto" fo:break-after="auto" fo:padding="0in" fo:border="none"/>
      <style:text-properties style:font-name="Courier New" style:font-name-asian="Courier New1" style:font-name-complex="Courier New1"/>
    </style:style>
    <style:style style:name="P48" style:family="paragraph" style:parent-style-name="Standard">
      <style:paragraph-properties fo:margin-left="0in" fo:margin-right="0in" fo:text-align="justify" style:justify-single-word="false" fo:text-indent="0.5in" style:auto-text-indent="false" fo:break-before="auto" fo:break-after="auto" fo:padding="0in" fo:border="none"/>
    </style:style>
    <style:style style:name="P49" style:family="paragraph" style:parent-style-name="Standard">
      <style:paragraph-properties fo:margin-left="1in" fo:margin-right="0in" fo:text-align="justify" style:justify-single-word="false" fo:text-indent="0.5in" style:auto-text-indent="false" fo:break-before="auto" fo:break-after="auto" fo:padding="0in" fo:border="none"/>
    </style:style>
    <style:style style:name="P50" style:family="paragraph" style:parent-style-name="Standard">
      <style:paragraph-properties fo:margin-left="1.5in" fo:margin-right="0in" fo:text-align="justify" style:justify-single-word="false" fo:text-indent="0.5in" style:auto-text-indent="false" fo:break-before="auto" fo:break-after="auto" fo:padding="0in" fo:border="none"/>
    </style:style>
    <style:style style:name="P51" style:family="paragraph" style:parent-style-name="Standard">
      <style:paragraph-properties fo:margin-left="2in" fo:margin-right="0in" fo:text-align="justify" style:justify-single-word="false" fo:text-indent="0.5in" style:auto-text-indent="false" fo:break-before="auto" fo:break-after="auto" fo:padding="0in" fo:border="none"/>
    </style:style>
    <style:style style:name="P52" style:family="paragraph" style:parent-style-name="Standard">
      <style:paragraph-properties fo:margin-left="0in" fo:margin-right="0in" fo:text-align="justify" style:justify-single-word="false" fo:text-indent="0in" style:auto-text-indent="false" fo:break-before="auto" fo:break-after="auto" fo:padding="0in" fo:border="none"/>
    </style:style>
    <style:style style:name="P53" style:family="paragraph" style:parent-style-name="Standard">
      <style:paragraph-properties fo:margin-left="0in" fo:margin-right="0in" fo:text-align="justify" style:justify-single-word="false" fo:text-indent="0.5in" style:auto-text-indent="false" fo:break-before="auto" fo:break-after="auto" fo:padding="0in" fo:border="none"/>
    </style:style>
    <style:style style:name="P54" style:family="paragraph" style:parent-style-name="Heading_20_1">
      <style:paragraph-properties fo:break-before="auto" fo:break-after="auto" fo:padding="0in" fo:border="none"/>
    </style:style>
    <style:style style:name="P55" style:family="paragraph" style:parent-style-name="Heading_20_1">
      <style:paragraph-properties fo:text-align="justify" style:justify-single-word="false" fo:break-before="auto" fo:break-after="auto" fo:padding="0in" fo:border="none"/>
    </style:style>
    <style:style style:name="P56" style:family="paragraph" style:parent-style-name="Heading_20_1">
      <style:paragraph-properties fo:text-align="justify" style:justify-single-word="false" fo:break-before="auto" fo:break-after="auto" fo:padding="0in" fo:border="none"/>
      <style:text-properties style:font-name="Arial" fo:font-size="11pt" style:font-name-asian="Arial1" style:font-size-asian="11pt" style:font-name-complex="Arial1" style:font-size-complex="11pt"/>
    </style:style>
    <style:style style:name="P57" style:family="paragraph" style:parent-style-name="Heading_20_3">
      <style:paragraph-properties fo:text-align="justify" style:justify-single-word="false" fo:break-before="auto" fo:break-after="auto" fo:padding="0in" fo:border="none"/>
    </style:style>
    <style:style style:name="P58" style:family="paragraph" style:parent-style-name="Heading_20_2">
      <style:paragraph-properties fo:text-align="justify" style:justify-single-word="false" fo:break-before="auto" fo:break-after="auto" fo:padding="0in" fo:border="none"/>
    </style:style>
    <style:style style:name="P59" style:family="paragraph" style:parent-style-name="Title" style:master-page-name="Standard">
      <style:paragraph-properties fo:text-align="justify" style:justify-single-word="false" style:page-number="1" fo:break-before="auto" fo:break-after="auto" fo:padding="0in" fo:border="none"/>
    </style:style>
    <style:style style:name="P60" style:family="paragraph" style:parent-style-name="Subtitle">
      <style:paragraph-properties fo:text-align="justify" style:justify-single-word="false" fo:break-before="auto" fo:break-after="auto" fo:padding="0in" fo:border="none"/>
    </style:style>
    <style:style style:name="P61" style:family="paragraph" style:parent-style-name="Subtitle">
      <style:paragraph-properties fo:margin-left="0in" fo:margin-right="0in" fo:text-align="justify" style:justify-single-word="false" fo:text-indent="0in" style:auto-text-indent="false" fo:break-before="auto" fo:break-after="auto" fo:padding="0in" fo:border="none"/>
    </style:style>
    <style:style style:name="P62" style:family="paragraph" style:parent-style-name="Subtitle">
      <style:paragraph-properties fo:margin-left="0.5in" fo:margin-right="0in" fo:text-align="justify" style:justify-single-word="false" fo:text-indent="0in" style:auto-text-indent="false" fo:break-before="auto" fo:break-after="auto" fo:padding="0in" fo:border="none"/>
    </style:style>
    <style:style style:name="T1" style:family="text">
      <style:text-properties fo:background-color="#f4cccc" loext:char-shading-value="0"/>
    </style:style>
    <style:style style:name="T2" style:family="text">
      <style:text-properties style:font-name="Courier New" style:font-name-asian="Courier New1" style:font-name-complex="Courier New1"/>
    </style:style>
    <style:style style:name="T3" style:family="text">
      <style:text-properties style:font-name="Courier New" fo:background-color="#f4cccc" loext:char-shading-value="0" style:font-name-asian="Courier New1" style:font-name-complex="Courier New1"/>
    </style:style>
    <style:style style:name="T4" style:family="text">
      <style:text-properties style:font-name="Courier New" fo:background-color="#d9ead3" loext:char-shading-value="0" style:font-name-asian="Courier New1" style:font-name-complex="Courier New1"/>
    </style:style>
    <style:style style:name="T5" style:family="text">
      <style:text-properties style:font-name="Courier New" fo:font-weight="bold" fo:background-color="#f4cccc" loext:char-shading-value="0" style:font-name-asian="Courier New1" style:font-weight-asian="bold" style:font-name-complex="Courier New1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background-color="#d9ead3" loext:char-shading-value="0"/>
    </style:style>
    <style:style style:name="T8" style:family="text">
      <style:text-properties fo:background-color="#d9ead3" loext:char-shading-value="0"/>
    </style:style>
    <style:style style:name="T9" style:family="text">
      <style:text-properties fo:background-color="#ffe599" loext:char-shading-value="0"/>
    </style:style>
    <style:style style:name="T10" style:family="text">
      <style:text-properties fo:background-color="#b6d7a8" loext:char-shading-value="0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background-color="#ffe599" loext:char-shading-value="0"/>
    </style:style>
    <style:style style:name="T14" style:family="text">
      <style:text-properties style:font-name="Arial" fo:font-size="11pt" style:font-name-asian="Arial1" style:font-size-asian="11pt" style:font-name-complex="Arial1" style:font-size-complex="11pt"/>
    </style:style>
    <style:style style:name="T15" style:family="text">
      <style:text-properties fo:background-color="#ff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bookmark text:name="_qcms9z1g7n0l"/>16. Controlling Loops</text:p>
      <text:p text:style-name="P60"><text:bookmark text:name="_lch87xro14bx"/>Code Complete </text:p>
      <text:p text:style-name="P61"><text:bookmark text:name="_b5mw19qjmor6"/>Contents</text:p>
      <text:p text:style-name="P62"><text:bookmark text:name="_hzao8935atb6"/>16.1 Selecting the Kind of Loop</text:p>
      <text:p text:style-name="P62"><text:bookmark text:name="_3zagbs96skm2"/>16.2 Controlling the Loop</text:p>
      <text:p text:style-name="P62"><text:bookmark text:name="_3zagbs96skm21"/>16.3 Creating Loops Easily—from the Inside Out</text:p>
      <text:p text:style-name="P62"><text:bookmark text:name="_3zagbs96skm22"/>16.4 Correspondence Between Loops and Arrays</text:p>
      <text:p text:style-name="P1"/>
      <text:p text:style-name="P1"/>
      <text:p text:style-name="P1"><text:span text:style-name="T1">“LOOP” IS AN INFORMAL TERM that refers to any kind of iterative control structure</text:span>—any structure that causes a program to repeatedly execute a block of code. </text:p>
      <text:p text:style-name="P1"/>
      <text:p text:style-name="P1">Common loop types are<text:span text:style-name="T2"> </text:span><text:span text:style-name="T3">for, while, </text:span><text:span text:style-name="T1">and</text:span><text:span text:style-name="T3"> do-while</text:span> in C++ and Java.</text:p>
      <text:p text:style-name="P1"/>
      <text:p text:style-name="P1"/>
      <text:p text:style-name="P55"><text:bookmark text:name="_7cjoizv4orda"/>16.1 Selecting the Kind of Loop</text:p>
      <text:p text:style-name="P1"/>
      <text:p text:style-name="P58"><text:bookmark text:name="_5qhzcm87h4uu"/>16.1.1 When to Use a <text:span text:style-name="T3">while</text:span> Loop</text:p>
      <text:p text:style-name="P1"/>
      <text:list xml:id="list1796482524" text:style-name="WWNum11">
        <text:list-item>
          <text:p text:style-name="P4">Novice programmers sometimes think that a while loop is continuously evaluated and that it terminates the instant the while condition becomes false, regardless of which statement in the loop is being executed (Curtis et al. 1986).</text:p>
        </text:list-item>
      </text:list>
      <text:p text:style-name="P1"/>
      <text:list xml:id="list3549925280" text:style-name="WWNum21">
        <text:list-item>
          <text:p text:style-name="P5"><text:soft-page-break/>Although it’s not quite that flexible, a while loop is a flexible loop choice.<text:span text:style-name="T8"> If you don’t know ahead of time exactly how many times you’ll want the loop to iterate, use a </text:span><text:span text:style-name="T4">while</text:span><text:span text:style-name="T8"> loop</text:span>.</text:p>
        </text:list-item>
      </text:list>
      <text:p text:style-name="P1"/>
      <text:p text:style-name="P58"><text:bookmark text:name="_2mkwwuxm3edd"/>16.1.2 When to Use a <text:span text:style-name="T3">for</text:span> Loop</text:p>
      <text:p text:style-name="P1"/>
      <text:list xml:id="list485175430" text:style-name="WWNum3">
        <text:list-item>
          <text:p text:style-name="P6"><text:span text:style-name="T8">A </text:span><text:span text:style-name="T4">for</text:span><text:span text:style-name="T8"> loop is a good choice when you need a loop that executes a specified number of times</text:span>. You can use for in C++, C, Java, Visual Basic, and most other languages.</text:p>
        </text:list-item>
      </text:list>
      <text:p text:style-name="P1"/>
      <text:list xml:id="list1604146838" text:style-name="WWNum29">
        <text:list-item>
          <text:p text:style-name="P7"><text:span text:style-name="T8">Use </text:span><text:span text:style-name="T4">for</text:span><text:span text:style-name="T8"> loops for simple activities that don’t require internal loop controls.</text:span> <text:span text:style-name="T8">Use them when the loop control involves simple increments or simple decrements</text:span>.</text:p>
        </text:list-item>
      </text:list>
      <text:list xml:id="list1540502787" text:style-name="WWNum12">
        <text:list-item>
          <text:p text:style-name="P8">The point of a for loop is that you set it up at the top of the loop and then forget about it. <text:span text:style-name="T8">You don’t have to do anything inside the loop to control it</text:span>. <text:span text:style-name="T9">If you have a condition under which execution has to jump out of a loop, use a while loop instead</text:span>.</text:p>
        </text:list-item>
      </text:list>
      <text:p text:style-name="P1"/>
      <text:list xml:id="list3806667149" text:style-name="WWNum15">
        <text:list-item>
          <text:p text:style-name="P9">Likewise, <text:span text:style-name="T9">don’t explicitly change the index value of a for loop to force it to terminate. Use a while loop instead.</text:span> The for loop is for simple uses. Most complicated looping tasks are better handled by a while loop.</text:p>
        </text:list-item>
      </text:list>
      <text:p text:style-name="P1"/>
      <text:p text:style-name="P58"><text:bookmark text:name="_qy9g1xa3gpf4"/>16.1.3 When to Use a <text:span text:style-name="T1">foreach</text:span> Loop</text:p>
      <text:p text:style-name="P1"/>
      <text:list xml:id="list2866864603" text:style-name="WWNum18">
        <text:list-item>
          <text:p text:style-name="P10">The <text:span text:style-name="T2">foreach</text:span> loop or its equivalent (foreach in C#, For-Each in Visual Basic, <text:span text:style-name="T3">For-In</text:span><text:span text:style-name="T1"> in Python</text:span>), is <text:span text:style-name="T8">useful for performing an operation on each member of an array or other container</text:span>. </text:p>
        </text:list-item>
      </text:list>
      <text:list xml:id="list3743111581" text:style-name="WWNum23">
        <text:list-item>
          <text:p text:style-name="P11">It has the advantage of eliminating loop-housekeeping arithmetic, and therefore <text:span text:style-name="T8">eliminating any chance of errors in the loop housekeeping arithmetic</text:span>.</text:p>
        </text:list-item>
      </text:list>
      <text:p text:style-name="P1"/>
      <text:p text:style-name="P56"><text:bookmark text:name="_nt4oxi8clt5p"/></text:p>
      <text:p text:style-name="P55"><text:bookmark text:name="_ds4lladfpe3e"/>16.2 Controlling the Loop</text:p>
      <text:p text:style-name="P1"/>
      <text:p text:style-name="P1">What can go wrong with a loop? Any answer would have to include at the very least:</text:p>
      <text:p text:style-name="P1"/>
      <text:list xml:id="list3254315970" text:style-name="WWNum13">
        <text:list-item>
          <text:p text:style-name="P12"><text:soft-page-break/><text:span text:style-name="T9">incorrect or omitted loop initialization, </text:span></text:p>
        </text:list-item>
        <text:list-item>
          <text:p text:style-name="P12"><text:span text:style-name="T9">omitted initialization of accumulators or other variables related to the loop, </text:span></text:p>
        </text:list-item>
        <text:list-item>
          <text:p text:style-name="P12"><text:span text:style-name="T9">improper nesting, </text:span></text:p>
        </text:list-item>
        <text:list-item>
          <text:p text:style-name="P12"><text:span text:style-name="T9">incorrect termination of the loop, </text:span></text:p>
        </text:list-item>
        <text:list-item>
          <text:p text:style-name="P12"><text:span text:style-name="T9">forgetting to increment a loop variable or incrementing the variable incorrectly, </text:span></text:p>
        </text:list-item>
        <text:list-item>
          <text:p text:style-name="P12"><text:span text:style-name="T9">and indexing an array element from a loop index incorrectly.</text:span></text:p>
        </text:list-item>
      </text:list>
      <text:p text:style-name="P1"/>
      <text:p text:style-name="P1"/>
      <text:p text:style-name="P1">You can forestall these problems by observing two practices:</text:p>
      <text:p text:style-name="P1"/>
      <text:list xml:id="list816052530" text:style-name="WWNum24">
        <text:list-item>
          <text:p text:style-name="P33">First, <text:span text:style-name="T1">minimize the number of factors that affect the loop. Simplify! </text:span>Simplify! Simplify! </text:p>
        </text:list-item>
        <text:list-item>
          <text:p text:style-name="P33">Second, <text:span text:style-name="T1">treat the inside of the loop as if it were a routine</text:span>—<text:span text:style-name="T1">keep as much of the control as possible outside the loop.</text:span> Explicitly state the conditions under which the body of the loop is to be executed. <text:span text:style-name="T9">Don’t make the reader look inside the loop to understand the loop control.</text:span> <text:span text:style-name="T1">Think of a loop as a black box</text:span></text:p>
        </text:list-item>
      </text:list>
      <text:p text:style-name="P1"/>
      <text:p text:style-name="P43">C++ Example of<text:span text:style-name="T9"> Treating a Loop as a Black Box: </text:span></text:p>
      <text:p text:style-name="P43">What are the conditions under which this loop terminates?:</text:p>
      <text:p text:style-name="P43"/>
      <text:p text:style-name="P1"><text:tab/><text:tab/><text:span text:style-name="T2">while ( !inputFile.EndOfFile() &amp;&amp; moreDataAvailable ) {</text:span></text:p>
      <text:p text:style-name="P1"><text:span text:style-name="T2"><text:tab/><text:tab/><text:tab/> ...</text:span></text:p>
      <text:p text:style-name="P43"><text:span text:style-name="T2">}</text:span></text:p>
      <text:p text:style-name="P1"/>
      <text:p text:style-name="P1"/>
      <text:p text:style-name="P57"><text:bookmark text:name="_9tbi8vmmm1w0"/><text:soft-page-break/>Exiting Loops Early</text:p>
      <text:p text:style-name="P1"/>
      <text:list xml:id="list1308121056" text:style-name="WWNum22">
        <text:list-item>
          <text:p text:style-name="P13">Many languages provide a means of causing a loop to terminate in some way other than completing the for or while condition. In this discussion, break is a generic term for <text:span text:style-name="T5">break</text:span> in C++, C, and Java.</text:p>
        </text:list-item>
      </text:list>
      <text:p text:style-name="P1"/>
      <text:list xml:id="list778472625" text:style-name="WWNum16">
        <text:list-item>
          <text:p text:style-name="P14"><text:span text:style-name="T1">The break statement (or equivalent) causes a loop to terminate through the normal exit channel; the program resumes execution at the first statement following the loop.</text:span></text:p>
        </text:list-item>
      </text:list>
      <text:p text:style-name="P2"/>
      <text:list xml:id="list82926565282457" text:continue-numbering="true" text:style-name="WWNum16">
        <text:list-item>
          <text:p text:style-name="P14"><text:span text:style-name="T10">Consider using break statements rather than boolean flags in a while loop. </text:span></text:p>
          <text:list>
            <text:list-item>
              <text:p text:style-name="P34">In some cases, adding boolean flags to a while loop to emulate exits from the body of the loop makes the loop hard to read.</text:p>
            </text:list-item>
          </text:list>
        </text:list-item>
      </text:list>
      <text:p text:style-name="P45"/>
      <text:list xml:id="list2765310383" text:style-name="WWNum9">
        <text:list-item>
          <text:p text:style-name="P15">Sometimes you can remove several levels of indentation inside a loop and simplify loop control just by <text:span text:style-name="T10">using a break instead of a series of if tests</text:span>.</text:p>
          <text:list>
            <text:list-item>
              <text:p text:style-name="P35">Putting multiple break conditions into separate statements and placing them near the code that produces the break can reduce nesting and make the loop more readable.</text:p>
            </text:list-item>
          </text:list>
        </text:list-item>
      </text:list>
      <text:p text:style-name="P1"/>
      <text:list xml:id="list847212561" text:style-name="WWNum27">
        <text:list-item>
          <text:p text:style-name="P16">Be wary of a loop with a lot of breaks scattered through it:</text:p>
          <text:list>
            <text:list-item>
              <text:p text:style-name="P36"><text:span text:style-name="T9">A loop containing a lot of breaks can indicate unclear thinking about the structure of the loop</text:span> or its role in the surrounding code. A proliferation of breaks</text:p>
            </text:list-item>
          </text:list>
        </text:list-item>
      </text:list>
      <text:p text:style-name="P46">raises the possibility that <text:span text:style-name="T9">the loop could be more clearly expressed as a series of loops</text:span> rather than as one loop with many exits.</text:p>
      <text:p text:style-name="P1"/>
      <text:list xml:id="list3513365493" text:style-name="WWNum4">
        <text:list-item>
          <text:p text:style-name="P17">Use<text:span text:style-name="T1"> labeled </text:span><text:span text:style-name="T3">break</text:span><text:span text:style-name="T1"> </text:span>if your language supports it</text:p>
          <text:list>
            <text:list-item>
              <text:p text:style-name="P37"><text:a xlink:type="simple" xlink:href="https://docs.oracle.com/javase/tutorial/java/nutsandbolts/branch.html" text:style-name="ListLabel_20_271" text:visited-style-name="ListLabel_20_271"><text:span text:style-name="T11">Java supports use of labeled breaks</text:span></text:a></text:p>
            </text:list-item>
          </text:list>
        </text:list-item>
      </text:list>
      <text:p text:style-name="P1"/>
      <text:list xml:id="list634722888" text:style-name="WWNum14">
        <text:list-item>
          <text:p text:style-name="P18"><text:span text:style-name="T8">Use </text:span><text:span text:style-name="T4">break</text:span><text:span text:style-name="T8"> and </text:span><text:span text:style-name="T4">continue</text:span><text:span text:style-name="T8"> only with caution</text:span></text:p>
          <text:list>
            <text:list-item>
              <text:p text:style-name="P38"><text:span text:style-name="T9">Use of break eliminates the possibility of treating a loop as a black box. Limiting yourself to only one statement to control a loop’s exit condition is a powerful way to simplify your loops.</text:span> Using a break forces the person reading your code to look inside the loop for an understanding of the loop control. That makes the loop more difficult to understand</text:p>
            </text:list-item>
            <text:list-item>
              <text:p text:style-name="P38"><text:soft-page-break/>Some computer scientists argue that they are a legitimate technique in structured programming; some argue that they are not. <text:span text:style-name="T9">Because you don’t know in general whether continue and break are right or wrong, use them, but only with a fear that you might be wrong.</text:span></text:p>
            </text:list-item>
          </text:list>
        </text:list-item>
      </text:list>
      <text:p text:style-name="P1"/>
      <text:p text:style-name="P1"/>
      <text:list xml:id="list3337351850" text:style-name="WWNum19">
        <text:list-item>
          <text:p text:style-name="P19"><text:span text:style-name="T8">Checking Endpoints</text:span></text:p>
          <text:list>
            <text:list-item>
              <text:p text:style-name="P39"><text:span text:style-name="T8">A single loop usually has three cases of interest: the first case, an arbitrarily selected middle case, and the last case.</text:span> <text:span text:style-name="T9">When you create a loop, mentally run through the first, middle, and last cases</text:span> to make sure that the loop doesn’t have any off-by-one errors.You can expect several benefits from mental simulations and hand calculations.</text:p>
            </text:list-item>
            <text:list-item>
              <text:p text:style-name="P39">The mental discipline results in fewer errors during initial coding, in more rapid detection of errors during debugging, and in a better overall understanding of the program. The mental exercise means that you understand how your code works rather than guessing about it</text:p>
            </text:list-item>
          </text:list>
        </text:list-item>
      </text:list>
      <text:p text:style-name="P1"/>
      <text:p text:style-name="P1"/>
      <text:p text:style-name="P57"><text:bookmark text:name="_18ekq6882uq"/>Using Loop Variables</text:p>
      <text:p text:style-name="P1"/>
      <text:p text:style-name="P1">Here are some guidelines for using loop variables:</text:p>
      <text:p text:style-name="P1"/>
      <text:list xml:id="list202856032" text:style-name="WWNum2">
        <text:list-item>
          <text:p text:style-name="P20">Use <text:span text:style-name="T10">ordinal or enumerated types</text:span> for limits on both arrays and loops.</text:p>
        </text:list-item>
      </text:list>
      <text:p text:style-name="P48">Generally, <text:span text:style-name="T8">loop counters should be integer values</text:span>.</text:p>
      <text:p text:style-name="P1"/>
      <text:list xml:id="list591060331" text:style-name="WWNum30">
        <text:list-item>
          <text:p text:style-name="P21"><text:span text:style-name="T10">Use meaningful variable names to make nested loops readable</text:span></text:p>
          <text:list>
            <text:list-item>
              <text:p text:style-name="P40">Arrays are often indexed with the same variables that are used for loop indexes.</text:p>
            </text:list-item>
            <text:list-item>
              <text:p text:style-name="P40">If you have a <text:span text:style-name="T8">one-dimensional array, you might be able to get away with using i, j, or k</text:span> to index it. </text:p>
            </text:list-item>
            <text:list-item>
              <text:p text:style-name="P40">But if you have <text:span text:style-name="T8">an array with two or more dimensions, you should use meaningful index names to clarify what you’re doing</text:span>.</text:p>
            </text:list-item>
          </text:list>
        </text:list-item>
      </text:list>
      <text:p text:style-name="P1"/>
      <text:p text:style-name="P1"/>
      <text:p text:style-name="P1"><text:soft-page-break/></text:p>
      <text:p text:style-name="P46"><text:span text:style-name="T9">Java Example of Bad Loop Variable Names</text:span></text:p>
      <text:p text:style-name="P46"/>
      <text:p text:style-name="P46"><text:span text:style-name="T2">for ( int i = 0; i &lt; numPayCodes; i++ ) {</text:span></text:p>
      <text:p text:style-name="P49"><text:span text:style-name="T2">for ( int j = 0; j &lt; 12; j++ ) {</text:span></text:p>
      <text:p text:style-name="P50"><text:span text:style-name="T2">for ( int k = 0; k &lt; numDivisions; k++ ) {</text:span></text:p>
      <text:p text:style-name="P51"><text:span text:style-name="T2">sum = sum + transaction[ j ][ i ][ k ];</text:span></text:p>
      <text:p text:style-name="P50"><text:span text:style-name="T2">}</text:span></text:p>
      <text:p text:style-name="P49"><text:span text:style-name="T2">}</text:span></text:p>
      <text:p text:style-name="P46"><text:span text:style-name="T2"><text:s/>}</text:span></text:p>
      <text:p text:style-name="P47"/>
      <text:p text:style-name="P47"/>
      <text:p text:style-name="P47"/>
      <text:p text:style-name="P47"/>
      <text:p text:style-name="P1"/>
      <text:p text:style-name="P44"/>
      <text:p text:style-name="P43"><text:span text:style-name="T9">Java Example of Good Loop Variable Names</text:span></text:p>
      <text:p text:style-name="P1"/>
      <text:p text:style-name="P1"><text:span text:style-name="T2">for ( int payCodeIdx = 0; payCodeIdx &lt; numPayCodes; payCodeIdx++ ) {</text:span></text:p>
      <text:p text:style-name="P52"><text:span text:style-name="T2"><text:s text:c="3"/>for (int month = 0; month &lt; 12; month++ ) {</text:span></text:p>
      <text:p text:style-name="P48"><text:span text:style-name="T2">for ( int divisionIdx = 0; divisionIdx &lt; numDivisions; <text:s/></text:span></text:p>
      <text:p text:style-name="P43"><text:soft-page-break/><text:span text:style-name="T2">divisionIdx++ ) {</text:span></text:p>
      <text:p text:style-name="P52"><text:span text:style-name="T2"><text:s text:c="7"/>sum = sum + transaction[ month ][ payCodeIdx ][ divisionIdx ];</text:span></text:p>
      <text:p text:style-name="P45"><text:span text:style-name="T2">}</text:span></text:p>
      <text:p text:style-name="P52"><text:span text:style-name="T2"><text:s text:c="3"/>}</text:span></text:p>
      <text:p text:style-name="P1"><text:span text:style-name="T2">}</text:span></text:p>
      <text:p text:style-name="P1"/>
      <text:p text:style-name="P1"/>
      <text:list xml:id="list3643756702" text:style-name="WWNum7">
        <text:list-item>
          <text:p text:style-name="P22"><text:span text:style-name="T9">Limit the scope of loop-index variables to the loop itself</text:span></text:p>
        </text:list-item>
      </text:list>
      <text:p text:style-name="P48">Loop-index cross-talk and other uses of loop indexes outside their loops is such</text:p>
      <text:p text:style-name="P48">a significant problem.</text:p>
      <text:p text:style-name="P48"/>
      <text:p text:style-name="P52"/>
      <text:p text:style-name="P57"><text:bookmark text:name="_qpl827siwzzi"/>How Long Should a Loop Be?</text:p>
      <text:p text:style-name="P1"/>
      <text:p text:style-name="P1"><text:span text:style-name="T1">Loop length can be measured in lines of code or depth of nesting.</text:span></text:p>
      <text:p text:style-name="P1"/>
      <text:list xml:id="list204060651" text:style-name="WWNum1">
        <text:list-item>
          <text:p text:style-name="P23"><text:span text:style-name="T8">Make your loops short enough to view all at once</text:span></text:p>
        </text:list-item>
      </text:list>
      <text:p text:style-name="P45">When you begin to appreciate the principle of writing simple code, however, you’ll rarely write loops<text:span text:style-name="T8"> longer than 15 or 20 lines.</text:span></text:p>
      <text:p text:style-name="P1"/>
      <text:list xml:id="list2014639417" text:style-name="WWNum5">
        <text:list-item>
          <text:p text:style-name="P24"><text:span text:style-name="T8">Limit nesting to three levels</text:span></text:p>
          <text:list>
            <text:list-item>
              <text:p text:style-name="P41">Studies have shown that the ability of programmers to comprehend a loop deteriorates significantly beyond <text:span text:style-name="T9">three levels of nesting</text:span> (Yourdon 1986a). </text:p>
            </text:list-item>
            <text:list-item>
              <text:p text:style-name="P41"><text:soft-page-break/>If you’re going beyond that number of levels, make the loop shorter (conceptually) by <text:span text:style-name="T8">breaking part of it into a routine</text:span> or simplifying the control structure.</text:p>
            </text:list-item>
          </text:list>
        </text:list-item>
        <text:list-item>
          <text:p text:style-name="P24"><text:span text:style-name="T8">Move loop innards of long loops into routines (mover las entrañas de un loop extenso a rutinas):</text:span></text:p>
        </text:list-item>
      </text:list>
      <text:p text:style-name="P45">If the loop is well designed, the code on the inside of a loop can often be moved into one or more routines that are called from within the loop.</text:p>
      <text:p text:style-name="P52"/>
      <text:list xml:id="list4114478344" text:style-name="WWNum8">
        <text:list-item>
          <text:p text:style-name="P25"><text:span text:style-name="T8">Make long loops especially clear: length adds complexity. </text:span></text:p>
          <text:list>
            <text:list-item>
              <text:p text:style-name="P42"><text:span text:style-name="T13">If you write a short loop, you can use riskier control structures such as break and continue, multiple exits, complicated </text:span><text:span text:style-name="T12">termination conditions</text:span>, and so on. </text:p>
            </text:list-item>
            <text:list-item>
              <text:p text:style-name="P42"><text:span text:style-name="T12">If you write a </text:span><text:span text:style-name="T13">longer loop</text:span><text:span text:style-name="T9"> </text:span>and feel any concern for your reader, you’ll give the loop <text:span text:style-name="T13">a single exit</text:span><text:span text:style-name="T12"> and make the </text:span><text:span text:style-name="T13">exit condition unmistakably clear.</text:span></text:p>
            </text:list-item>
          </text:list>
        </text:list-item>
      </text:list>
      <text:p text:style-name="P52"/>
      <text:p text:style-name="P52"/>
      <text:p text:style-name="P54"><text:bookmark text:name="_fwpbzrhk8qcq"/>16.3 Creating Loops Easily—from the Inside Out</text:p>
      <text:p text:style-name="P52"/>
      <text:p text:style-name="P52">EJEMPLIFICARLO con el ejercicio de la TABLA DE MULTIPLICAR.</text:p>
      <text:p text:style-name="P52"/>
      <text:p text:style-name="P1">Here’s the general process:</text:p>
      <text:p text:style-name="P1"/>
      <text:list xml:id="list4101931545" text:style-name="WWNum20">
        <text:list-item>
          <text:p text:style-name="P26"><text:span text:style-name="T8">Start with one case. Code that case with literals.</text:span></text:p>
        </text:list-item>
        <text:list-item>
          <text:p text:style-name="P26"><text:span text:style-name="T8">Then indent it and replace the literals with loop indexes or computed expressions. </text:span></text:p>
        </text:list-item>
        <text:list-item>
          <text:p text:style-name="P26"><text:span text:style-name="T8">Put a loop around it.</text:span></text:p>
        </text:list-item>
        <text:list-item>
          <text:p text:style-name="P26"><text:span text:style-name="T8">Put another loop around that, if necessary, and replace more literals. </text:span></text:p>
        </text:list-item>
        <text:list-item>
          <text:p text:style-name="P26">Continue the process as long as you have to. </text:p>
        </text:list-item>
        <text:list-item>
          <text:p text:style-name="P26"><text:span text:style-name="T8">When you finish, add all the necessary initializations. </text:span></text:p>
        </text:list-item>
        <text:list-item>
          <text:p text:style-name="P26"><text:soft-page-break/><text:span text:style-name="T8">Si has usado un while, añade la sentencia que modifica la expresión de entrada al while.</text:span></text:p>
        </text:list-item>
        <text:list-item>
          <text:p text:style-name="P26">Since you start at the simple case and work outward to generalize it, you might think of this as coding from the inside out.</text:p>
        </text:list-item>
      </text:list>
      <text:p text:style-name="P1"/>
      <text:p text:style-name="P1"/>
      <text:p text:style-name="P55"><text:bookmark text:name="_kjqamnbv1uu7"/>16.4 Correspondence Between Loops and Arrays</text:p>
      <text:p text:style-name="P1"/>
      <text:p text:style-name="P1">Loops and arrays are often related. In many instances, a loop is created to perform an array manipulation, and loop counters correspond one-to-one with array indexes. For example, the Java for loop indexes below correspond to the array indexes:</text:p>
      <text:p text:style-name="P1"/>
      <text:p text:style-name="P1">Java Example of an Array Multiplication:</text:p>
      <text:p text:style-name="P3"/>
      <text:p text:style-name="P1"><text:span text:style-name="T2">for ( int row = 0; row &lt; maxRows; row++ ) {</text:span></text:p>
      <text:p text:style-name="P48"><text:span text:style-name="T2">for ( int column = 0; column &lt; maxCols; column++ ) {</text:span></text:p>
      <text:p text:style-name="P48"><text:span text:style-name="T2"><text:s text:c="3"/>product[row][column] = a[row][column] * b[row][column];</text:span></text:p>
      <text:p text:style-name="P48"><text:span text:style-name="T2">}</text:span></text:p>
      <text:p text:style-name="P1"><text:span text:style-name="T2">}</text:span></text:p>
      <text:p text:style-name="P1"/>
      <text:p text:style-name="P1">Some languages, provide powerful array operations that eliminate the need for loops like the one above. Here’s an APL code fragment that performs the same operation:</text:p>
      <text:p text:style-name="P48"/>
      <text:p text:style-name="P48">APL Example of an Array Multiplication</text:p>
      <text:p text:style-name="P48"/>
      <text:p text:style-name="P48"><text:span text:style-name="T2">Product &lt;- a x b</text:span></text:p>
      <text:p text:style-name="P1"><text:soft-page-break/></text:p>
      <text:p text:style-name="P1"><text:span text:style-name="T1">The language you use to solve a problem substantially affects your solution.</text:span></text:p>
      <text:p text:style-name="P55"><text:bookmark text:name="_tefih9veg6e2"/></text:p>
      <text:p text:style-name="P55"><text:bookmark text:name="_epnvd5fi2qeb"/>-------------------------------------------------------------------------------</text:p>
      <text:p text:style-name="P55"><text:bookmark text:name="_hxre2a99zaqs"/>Key Points</text:p>
      <text:p text:style-name="P1"/>
      <text:list xml:id="list3964063743" text:style-name="WWNum10">
        <text:list-item>
          <text:p text:style-name="P27">Loops are complicated. Keeping them simple helps readers of your code.</text:p>
        </text:list-item>
        <text:list-item>
          <text:p text:style-name="P27">Techniques for keeping loops simple include avoiding exotic kinds of loops, minimizing nesting, making entries and exits clear, and keeping housekeeping code in one place.</text:p>
        </text:list-item>
        <text:list-item>
          <text:p text:style-name="P27">Loop indexes are subjected to a great deal of abuse. Name them clearly and use them for only one purpose.</text:p>
        </text:list-item>
        <text:list-item>
          <text:p text:style-name="P27">Think the loop through carefully to verify that it operates normally under each case and terminates under all possible conditions.</text:p>
        </text:list-item>
      </text:list>
      <text:p text:style-name="P1"/>
      <text:p text:style-name="P1"/>
      <text:p text:style-name="P55"><text:bookmark text:name="_d4m6zat9dg6n"/><text:span text:style-name="T15">CHECKLIST: Loops</text:span></text:p>
      <text:p text:style-name="P1"/>
      <text:p text:style-name="P58"><text:bookmark text:name="_yxpnk7s54ajb"/>Loop Selection and Creation</text:p>
      <text:list xml:id="list1704842572" text:style-name="WWNum26">
        <text:list-item>
          <text:p text:style-name="P28">Is a while loop used instead of a for loop, if appropriate?</text:p>
        </text:list-item>
        <text:list-item>
          <text:p text:style-name="P28">Was the loop created from the inside out?</text:p>
        </text:list-item>
      </text:list>
      <text:p text:style-name="P1"/>
      <text:p text:style-name="P58"><text:bookmark text:name="_dhblq9yg7nl6"/>Entering the Loop</text:p>
      <text:list xml:id="list866805837" text:style-name="WWNum28">
        <text:list-item>
          <text:p text:style-name="P29">Is the loop entered from the top?</text:p>
        </text:list-item>
        <text:list-item>
          <text:p text:style-name="P29">Is initialization code directly before the loop?</text:p>
        </text:list-item>
        <text:list-item>
          <text:p text:style-name="P29"><text:soft-page-break/>If the loop is an infinite loop or an event loop, is it constructed cleanly rather than using a kludge such as for i = 1 to 9999?</text:p>
        </text:list-item>
        <text:list-item>
          <text:p text:style-name="P29">If the loop is a C++, C, or Java for loop, is the loop header reserved for loop-control code?</text:p>
        </text:list-item>
      </text:list>
      <text:p text:style-name="P1"/>
      <text:p text:style-name="P58"><text:bookmark text:name="_62ui9a829igr"/>Inside the Loop</text:p>
      <text:list xml:id="list1643965060" text:style-name="WWNum17">
        <text:list-item>
          <text:p text:style-name="P30">Does the loop use { and } or their equivalent to prevent problems arising from improper modifications?</text:p>
        </text:list-item>
        <text:list-item>
          <text:p text:style-name="P30">Does the loop body have something in it? Is it nonempty?</text:p>
        </text:list-item>
        <text:list-item>
          <text:p text:style-name="P30">Are housekeeping chores grouped, at either the beginning or the end of the loop?</text:p>
        </text:list-item>
        <text:list-item>
          <text:p text:style-name="P30">Does the loop perform one and only one function—as a well-defined routine does?</text:p>
        </text:list-item>
        <text:list-item>
          <text:p text:style-name="P30">Is the loop short enough to view all at once?</text:p>
        </text:list-item>
        <text:list-item>
          <text:p text:style-name="P30">Is the loop nested to three levels or less?</text:p>
        </text:list-item>
        <text:list-item>
          <text:p text:style-name="P30">Have long loop contents been moved into their own routine?</text:p>
        </text:list-item>
        <text:list-item>
          <text:p text:style-name="P30">If the loop is long, is it especially clear?</text:p>
        </text:list-item>
      </text:list>
      <text:p text:style-name="P1"/>
      <text:p text:style-name="P58"><text:bookmark text:name="_uya0tlh7a6n4"/>Loop Indexes</text:p>
      <text:list xml:id="list1638224737" text:style-name="WWNum25">
        <text:list-item>
          <text:p text:style-name="P31">If the loop is a for loop, does the code inside it avoid monkeying with the loop index?</text:p>
        </text:list-item>
        <text:list-item>
          <text:p text:style-name="P31">Is a variable used to save important loop-index values rather than using the loop index outside the loop?</text:p>
        </text:list-item>
        <text:list-item>
          <text:p text:style-name="P31">Is the loop index an ordinal type or an enumerated type—not floating point?</text:p>
        </text:list-item>
        <text:list-item>
          <text:p text:style-name="P31">Does the loop index have a meaningful name?</text:p>
        </text:list-item>
        <text:list-item>
          <text:p text:style-name="P31">Does the loop avoid index cross talk?</text:p>
        </text:list-item>
      </text:list>
      <text:p text:style-name="P1"/>
      <text:p text:style-name="P58"><text:bookmark text:name="_hg3k82fxbes"/>Exiting the Loop</text:p>
      <text:list xml:id="list3589210818" text:style-name="WWNum6">
        <text:list-item>
          <text:p text:style-name="P32"><text:soft-page-break/>Does the loop end under all possible conditions?</text:p>
        </text:list-item>
        <text:list-item>
          <text:p text:style-name="P32">Does the loop use safety counters—if you’ve instituted a safety-counter standard?</text:p>
        </text:list-item>
        <text:list-item>
          <text:p text:style-name="P32">Is the loop’s termination condition obvious?</text:p>
        </text:list-item>
        <text:list-item>
          <text:p text:style-name="P32">If break or continue are used, are they correct?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fo:font-size="11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7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." style:num-format="1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9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0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211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12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13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214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15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16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2" meta:paragraph-count="153" meta:word-count="2140" meta:character-count="11831" meta:non-whitespace-character-count="9888"/>
    <meta:generator>LibreOfficeDev/6.0.5.2$Linux_X86_64 LibreOffice_project/</meta:generator>
  </office:meta>
</office:document-meta>
</file>